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028in" style:rel-column-width="868*"/>
    </style:style>
    <style:style style:name="Table1.B" style:family="table-column">
      <style:table-column-properties style:column-width="2.6868in" style:rel-column-width="3870*"/>
    </style:style>
    <style:style style:name="Table1.C" style:family="table-column">
      <style:table-column-properties style:column-width="0.6889in" style:rel-column-width="992*"/>
    </style:style>
    <style:style style:name="Table1.D" style:family="table-column">
      <style:table-column-properties style:column-width="2.9472in" style:rel-column-width="4245*"/>
    </style:style>
    <style:style style:name="Table1.A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028in" style:rel-column-width="868*"/>
    </style:style>
    <style:style style:name="Table2.B" style:family="table-column">
      <style:table-column-properties style:column-width="2.6868in" style:rel-column-width="3870*"/>
    </style:style>
    <style:style style:name="Table2.C" style:family="table-column">
      <style:table-column-properties style:column-width="0.6889in" style:rel-column-width="992*"/>
    </style:style>
    <style:style style:name="Table2.D" style:family="table-column">
      <style:table-column-properties style:column-width="2.9472in" style:rel-column-width="424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2fcc6f" officeooo:paragraph-rsid="002fcc6f" fo:background-color="#ffff00" style:font-size-asian="24pt" style:font-size-complex="24pt"/>
    </style:style>
    <style:style style:name="P2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7ef52" officeooo:paragraph-rsid="001c058c" style:font-size-asian="24pt" style:font-name-complex="SolaimanLipi" style:font-size-complex="24pt"/>
    </style:style>
    <style:style style:name="P3" style:family="paragraph" style:parent-style-name="Standard">
      <style:text-properties officeooo:paragraph-rsid="002fa30d"/>
    </style:style>
    <style:style style:name="P4" style:family="paragraph" style:parent-style-name="Standard">
      <style:paragraph-properties fo:text-align="justify" style:justify-single-word="false"/>
      <style:text-properties style:font-name="SolaimanLipi" fo:font-size="24pt" officeooo:rsid="00316189" officeooo:paragraph-rsid="00316189" fo:background-color="transparent" style:font-size-asian="24pt" style:font-name-complex="SolaimanLipi" style:font-size-complex="24pt"/>
    </style:style>
    <style:style style:name="P5" style:family="paragraph" style:parent-style-name="Standard">
      <style:paragraph-properties fo:text-align="justify" style:justify-single-word="false"/>
      <style:text-properties style:font-name="SolaimanLipi" fo:font-size="24pt" officeooo:rsid="0033098f" officeooo:paragraph-rsid="0033098f" fo:background-color="transparent" style:font-size-asian="24pt" style:font-name-complex="SolaimanLipi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SolaimanLipi" fo:font-size="24pt" style:font-size-asian="24pt" style:font-name-complex="SolaimanLipi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SolaimanLipi" fo:font-size="24pt" officeooo:paragraph-rsid="002fa30d" style:font-size-asian="24pt" style:font-name-complex="SolaimanLipi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SolaimanLipi" fo:font-size="24pt" officeooo:rsid="002d33f5" officeooo:paragraph-rsid="002d33f5" style:font-size-asian="24pt" style:font-name-complex="SolaimanLipi" style:font-size-complex="24pt"/>
    </style:style>
    <style:style style:name="P9" style:family="paragraph" style:parent-style-name="Table_20_Contents">
      <style:paragraph-properties fo:text-align="center" style:justify-single-word="false"/>
      <style:text-properties style:font-name="SolaimanLipi" fo:font-size="24pt" officeooo:rsid="002de0ab" officeooo:paragraph-rsid="002de0ab" style:font-size-asian="24pt" style:font-name-complex="SolaimanLipi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style:font-name="SolaimanLipi" fo:font-size="24pt" officeooo:rsid="002de0ab" officeooo:paragraph-rsid="002fa30d" style:font-size-asian="24pt" style:font-name-complex="SolaimanLipi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style:font-name="SolaimanLipi" fo:font-size="24pt" officeooo:rsid="002fa30d" officeooo:paragraph-rsid="002fa30d" style:font-size-asian="24pt" style:font-name-complex="SolaimanLipi" style:font-size-complex="24pt"/>
    </style:style>
    <style:style style:name="T1" style:family="text">
      <style:text-properties officeooo:rsid="002d33f5"/>
    </style:style>
    <style:style style:name="T2" style:family="text">
      <style:text-properties officeooo:rsid="002da673"/>
    </style:style>
    <style:style style:name="T3" style:family="text">
      <style:text-properties officeooo:rsid="002fa3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9">Logical Operato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==</text:p>
          </table:table-cell>
          <table:table-cell table:style-name="Table1.A2" office:value-type="string">
            <text:p text:style-name="P8">সমান (equals to)</text:p>
          </table:table-cell>
          <table:table-cell table:style-name="Table1.A2" office:value-type="string">
            <text:p text:style-name="P6">&lt;<text:span text:style-name="T1">=</text:span></text:p>
          </table:table-cell>
          <table:table-cell table:style-name="Table1.D2" office:value-type="string">
            <text:p text:style-name="P8">ছোট/সমান (less <text:span text:style-name="T2">than </text:span>or equal<text:span text:style-name="T2">s</text:span> <text:span text:style-name="T2">to</text:span>)</text:p>
          </table:table-cell>
        </table:table-row>
        <table:table-row>
          <table:table-cell table:style-name="Table1.A2" office:value-type="string">
            <text:p text:style-name="P6">&gt;</text:p>
          </table:table-cell>
          <table:table-cell table:style-name="Table1.A2" office:value-type="string">
            <text:p text:style-name="P8">বড় (greater than)</text:p>
          </table:table-cell>
          <table:table-cell table:style-name="Table1.A2" office:value-type="string">
            <text:p text:style-name="P6">&gt;<text:span text:style-name="T1">=</text:span></text:p>
          </table:table-cell>
          <table:table-cell table:style-name="Table1.D2" office:value-type="string">
            <text:p text:style-name="P8">বড়/সমান (greater <text:span text:style-name="T2">than </text:span>or equal<text:span text:style-name="T2">s to</text:span>)</text:p>
          </table:table-cell>
        </table:table-row>
        <table:table-row>
          <table:table-cell table:style-name="Table1.A2" office:value-type="string">
            <text:p text:style-name="P6">&lt;</text:p>
          </table:table-cell>
          <table:table-cell table:style-name="Table1.A2" office:value-type="string">
            <text:p text:style-name="P8">ছোট (less than)</text:p>
          </table:table-cell>
          <table:table-cell table:style-name="Table1.A2" office:value-type="string">
            <text:p text:style-name="P6">!<text:span text:style-name="T1">=</text:span></text:p>
          </table:table-cell>
          <table:table-cell table:style-name="Table1.D2" office:value-type="string">
            <text:p text:style-name="P8">অসমান (not equals to)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0"><text:span text:style-name="T3">Arithmetic</text:span> Operato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+</text:p>
          </table:table-cell>
          <table:table-cell table:style-name="Table2.A2" office:value-type="string">
            <text:p text:style-name="P11">যোগ (plus)</text:p>
          </table:table-cell>
          <table:table-cell table:style-name="Table2.A2" office:value-type="string">
            <text:p text:style-name="P11">*</text:p>
          </table:table-cell>
          <table:table-cell table:style-name="Table2.D2" office:value-type="string">
            <text:p text:style-name="P11">গুণ (product)</text:p>
          </table:table-cell>
        </table:table-row>
        <table:table-row>
          <table:table-cell table:style-name="Table2.A2" office:value-type="string">
            <text:p text:style-name="P7">-</text:p>
          </table:table-cell>
          <table:table-cell table:style-name="Table2.A2" office:value-type="string">
            <text:p text:style-name="P11">বিয়োগ (minus)</text:p>
          </table:table-cell>
          <table:table-cell table:style-name="Table2.A2" office:value-type="string">
            <text:p text:style-name="P7">/</text:p>
          </table:table-cell>
          <table:table-cell table:style-name="Table2.D2" office:value-type="string">
            <text:p text:style-name="P11">ভাগ (division)</text:p>
          </table:table-cell>
        </table:table-row>
        <table:table-row>
          <table:table-cell table:style-name="Table2.A2" table:number-columns-spanned="2" office:value-type="string">
            <text:p text:style-name="P7">%</text:p>
          </table:table-cell>
          <table:covered-table-cell/>
          <table:table-cell table:style-name="Table2.D2" table:number-columns-spanned="2" office:value-type="string">
            <text:p text:style-name="P11">ভাগশেষ (modulus)</text:p>
          </table:table-cell>
          <table:covered-table-cell/>
        </table:table-row>
      </table:table>
      <text:p text:style-name="P3"/>
      <text:p text:style-name="P1">Arithmetic &gt; Relational</text:p>
      <text:p text:style-name="P1"/>
      <text:p text:style-name="P4">1. দুটো সংখ্যা ইনপুট নিয়ে ভাগফল ২ থেকে বড় কিনা যাচাই করুন। বড় হলে প্রিন্ট করুন "Greater than 2” ছোট হলে প্রিন্ট করুন "Less than 2”</text:p>
      <text:p text:style-name="P5">2. কোনো ত্রিভুজের ভূমি এবং উচ্চতা ইনপুট নিয়ে ক্ষেত্রফল প্রিন্ট করুন।</text:p>
      <text:p text:style-name="P5"><text:soft-page-break/>3. কোনো আয়তক্ষেত্রের দৈর্ঘ্য এবং প্রস্থ ইনপুট নিয়ে ক্ষেত্রফল প্রিন্ট করুন।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9:30:39.775000000</meta:creation-date>
    <dc:date>2023-08-23T20:09:08.561000000</dc:date>
    <meta:editing-duration>PT3H52M34S</meta:editing-duration>
    <meta:editing-cycles>46</meta:editing-cycles>
    <meta:generator>LibreOffice/7.4.7.2$Windows_X86_64 LibreOffice_project/723314e595e8007d3cf785c16538505a1c878ca5</meta:generator>
    <meta:document-statistic meta:table-count="2" meta:image-count="0" meta:object-count="0" meta:page-count="2" meta:paragraph-count="28" meta:word-count="101" meta:character-count="444" meta:non-whitespace-character-count="371"/>
  </office:meta>
</office:document-meta>
</file>